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7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2" draw:layer="layout" svg:width="2.592cm" svg:height="2.224cm" draw:transform="rotate (-0.438601241026176) translate (4.3850522500762cm 0.2674468446211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4359911071038cm 1.5846151038323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6.8029911071038cm 1.358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1:04.979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